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a5c4" officeooo:paragraph-rsid="000ca5c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79a4" style:font-style-asian="normal" style:font-style-complex="normal"/>
    </style:style>
    <style:style style:name="T4" style:family="text">
      <style:text-properties fo:font-style="normal" fo:font-weight="bold" officeooo:rsid="000e79a4" style:font-style-asian="normal" style:font-weight-asian="bold" style:font-style-complex="normal" style:font-weight-complex="bold"/>
    </style:style>
    <style:style style:name="T5" style:family="text">
      <style:text-properties fo:font-style="normal" fo:font-weight="normal" officeooo:rsid="000e79a4"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bold" officeooo:rsid="000e79a4" style:font-weight-asian="bold" style:font-weight-complex="bold"/>
    </style:style>
    <style:style style:name="T8" style:family="text">
      <style:text-properties fo:font-weight="bold" officeooo:rsid="000fad29" style:font-weight-asian="bold" style:font-weight-complex="bold"/>
    </style:style>
    <style:style style:name="T9" style:family="text">
      <style:text-properties fo:font-weight="bold" officeooo:rsid="000fcb79" style:font-weight-asian="bold" style:font-weight-complex="bold"/>
    </style:style>
    <style:style style:name="T10" style:family="text">
      <style:text-properties fo:font-weight="normal" officeooo:rsid="000e79a4" style:font-weight-asian="normal" style:font-weight-complex="normal"/>
    </style:style>
    <style:style style:name="T11" style:family="text">
      <style:text-properties fo:font-weight="normal" officeooo:rsid="000fad29" style:font-weight-asian="normal" style:font-weight-complex="normal"/>
    </style:style>
    <style:style style:name="T12" style:family="text">
      <style:text-properties fo:font-weight="normal" officeooo:rsid="000fcb7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ties Scrum: <text:line-break/><text:line-break/>Product backlog: <text:line-break/>Een lijst met functionaliteiten en eisen aan een product die gesorteerd is in prioriteit. De product backlog is opgesteld aan de hand van wensen van de klant.<text:line-break/><text:line-break/>Product Owner:<text:line-break/>De P.O. De klant of vertegenwoordiger van de klant<text:line-break/>Heeft beslissingsbevoegdheid<text:line-break/>Moet voldoende kennis hebben om over product backlog te bepalen<text:line-break/>Bepaalt wát er gebeurt <text:line-break/><text:line-break/>Scrum Master: <text:line-break/>Is verantwoordelijk voor het process, geeft handleidingen aan het development team om het werk goed te doen en het process efficiënt laat verlopen.<text:line-break/>De Scrum Master is geen projectleider.<text:line-break/><text:line-break/>Development Team: <text:line-break/>Produceert. Verdeelt zelf het werk, maakt daarvoor een planning voor elke sprint.<text:line-break/>Bepaalt hoe het gebeurt.<text:line-break/></text:p>
      <text:p text:style-name="P1">Sprint:<text:line-break/>Een periode met een vaste cyclus waarin geproduceerd gaat worden. <text:line-break/>Aan het eind van iedere sprint is er een werkende <text:span text:style-name="T1">release</text:span><text:span text:style-name="T2">. <text:line-break/>Een klein afgebakend project waarin iets bereikt moet worden.<text:line-break/><text:line-break/></text:span></text:p>
      <text:p text:style-name="P1"><text:span text:style-name="T2">User Story: <text:line-break/>Een korte beschrijving van wat een gebruiker wil. <text:line-break/>Het bestaat uit enkele zinnen waarin staat wat een gebruiker van het product wil of moet kunnen doen.<text:line-break/>“</text:span><text:span text:style-name="T3">Als [rol], wil ik [functionaliteit], zodat ik [reden]”s<text:line-break/><text:line-break/><text:line-break/></text:span><text:span text:style-name="T4">Sprint backlog:</text:span><text:span text:style-name="T5"><text:line-break/>Een select aantal user stories tijdens één sprint, op basis van prioriteit, toegevoegde waarde of ingeschatte tijd, of thema. <text:line-break/></text:span><text:line-break/><text:span text:style-name="T7">Work items:</text:span><text:span text:style-name="T10"><text:line-break/>Dit zijn de taken waarin een user story wordt opgesplitst.<text:line-break/>Een work item heeft een aantoonbaar resultaat, duurt nooit langer dan een paar uur. <text:line-break/><text:line-break/></text:span><text:span text:style-name="T8">Prioritering: </text:span><text:span text:style-name="T11"><text:line-break/>MoSCoW<text:line-break/></text:span><text:span text:style-name="T8">Must have</text:span><text:span text:style-name="T11"> : de essentiële onderdelen van een product, hier kan je niet zonder mee.<text:line-break/></text:span><text:span text:style-name="T8">Should have</text:span><text:span text:style-name="T11">: belangrijk, maar niet volledig onmisbaar. Liever niet zonder, maar het zou kunnen.<text:line-break/></text:span><text:span text:style-name="T8">Could have</text:span><text:span text:style-name="T11">: Niet per se belangrijk, maar fijn om te hebben. Alleen doen met genoeg tijd en budget.<text:line-break/></text:span><text:span text:style-name="T8">Won’t have</text:span><text:span text:style-name="T11">: Iets wat er niet komt, vanwege budget of tijd. Leuk om te hebben maar kan prima zonder.<text:line-break/><text:line-break/></text:span><text:span text:style-name="T8">Planning poker:</text:span><text:span text:style-name="T11"><text:line-break/>Dit is een activiteit waarmee gekeken wordt naar hoeveel tijd een bepaalde user story nodig gaat </text:span><text:soft-page-break/><text:span text:style-name="T11">hebben. In dit ‘spel’ worden user story’s voorzien van een aantal story points die de zwaarte van een backlog item aanduiden. Je maakt hierin consensus over hoeveel tijd iets gaat kosten.<text:line-break/>Kaart leggen &gt; omdraaien &gt; waarde zien &gt; uitersten worden toegelicht &gt; opnieuw kaart leggen &gt; omdraaien &gt; waarde zien &gt; toelichten &gt; herhaal tot er een consensus bereikt is. <text:line-break/>Als het aantal storypoints hoger is dan 20, story opsplitsen. <text:line-break/>Goed voor de onderlinge dynamiek.<text:line-break/><text:line-break/></text:span><text:span text:style-name="T8">Scrumboard:</text:span><text:span text:style-name="T11"><text:line-break/>Zoiets als Trello. Work items. Centraal onderwerp. Visueel overzicht van; de voortgang, wie met welke taak bezig is, hoeveel er nog gedaan moet worden, etc.<text:line-break/><text:line-break/></text:span><text:span text:style-name="T8">Burn down chart:</text:span><text:span text:style-name="T11"><text:line-break/>Laat zien hoeveel tijd de resterende hoeveelheid werk kost. Het is een grafiek die gebruik maakt van de storypoints en het voordeel hiervan is dat je in één oogopslag ziet hoe ver je voor of achterloopt.<text:line-break/><text:line-break/></text:span><text:span text:style-name="T9">Daily scrum / Stand up meeting: </text:span><text:span text:style-name="T12"><text:line-break/>Een staande, dagelijkse meeting onder leiding van de Scrum Master, max 15 minuten.<text:line-break/>Wat heb je gisteren bereikt?<text:line-break/>Wat ga je vandaag bereiken?<text:line-break/>Wat blokkeert je?<text:line-break/>Impediments moeten direct opgelost worden.<text:line-break/><text:line-break/></text:span><text:span text:style-name="T9">Sprint Planning:<text:line-break/></text:span><text:span text:style-name="T12">Een planning voorafgaand aan een nieuwe sprint waarin besproken wordt wat gaat gebeuren in die sprint. <text:line-break/><text:line-break/></text:span><text:span text:style-name="T9">Definition of Done:</text:span><text:span text:style-name="T12"><text:line-break/>Een lijst met criteria die voor het gehele project gelden. Checklist om te kijken of je niks vergeten bent. <text:line-break/>Defineer wat echt klaar is. Moet met goedkeuring P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8T12:31:27.342000000</meta:creation-date>
    <dc:date>2020-09-28T14:32:17.453000000</dc:date>
    <meta:editing-duration>PT54M51S</meta:editing-duration>
    <meta:editing-cycles>4</meta:editing-cycles>
    <meta:generator>LibreOffice/7.0.0.3$Windows_X86_64 LibreOffice_project/8061b3e9204bef6b321a21033174034a5e2ea88e</meta:generator>
    <meta:document-statistic meta:table-count="0" meta:image-count="0" meta:object-count="0" meta:page-count="2" meta:paragraph-count="3" meta:word-count="534" meta:character-count="3340" meta:non-whitespace-character-count="2775"/>
  </office:meta>
</office:document-meta>
</file>